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FactoryImpl.newXMLGregorianCalendar( final Gregorian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Impl.newDuration( final String lexicalRepres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Impl.Datatype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typeFactoryImpl.newDuration( final boolean isPositive , final BigInteger years , final BigInteger months , final BigInteger days , final BigInteger hours , final BigInteger minutes , final BigDecimal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FactoryImpl.newDuration( final long durationInMilli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Impl.newXMLGregorian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Impl.newXMLGregorianCalendar( final BigInteger year , final int month , final int day , final int hour , final int minute , final int second , final BigDecimal fractionalSecond , final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typeFactoryImpl.newXMLGregorianCalendar( final String lexicalRepres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Impl.newXMLGregorianCalendar( final int year , final int month , final int day , final int hour , final int minute , final int second , final int millisecond , final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